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paragraph-rsid="00081b6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paragraph-rsid="00081b6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rsid="00081b61" officeooo:paragraph-rsid="00081b6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rsid="00081b61" officeooo:paragraph-rsid="0009a66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normal" officeooo:rsid="0009a66b" officeooo:paragraph-rsid="0009a66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Consolas" fo:font-size="9pt" fo:letter-spacing="normal" fo:language="en" fo:country="US" fo:font-style="normal" fo:font-weight="bold" officeooo:paragraph-rsid="00081b6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paragraph-rsid="00081b61"/>
    </style:style>
    <style:style style:name="P8" style:family="paragraph" style:parent-style-name="Heading_20_2" style:list-style-name="WWNum5">
      <style:paragraph-properties fo:text-align="justify" style:justify-single-word="false"/>
      <style:text-properties fo:language="en" fo:country="US" officeooo:paragraph-rsid="00081b61"/>
    </style:style>
    <style:style style:name="T1" style:family="text">
      <style:text-properties officeooo:rsid="00081b61"/>
    </style:style>
    <style:style style:name="T2" style:family="text">
      <style:text-properties officeooo:rsid="0009a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77226713952885202" text:style-name="WWNum5">
        <text:list-item>
          <text:list>
            <text:list-header>
              <text:h text:style-name="P8" text:outline-level="2">Scenarios</text:h>
            </text:list-header>
          </text:list>
        </text:list-item>
      </text:list>
      <text:p text:style-name="P7"/>
      <text:p text:style-name="P6"><text:span text:style-name="T1">A t</text:span>axi driver declines <text:span text:style-name="T1">the request</text:span></text:p>
      <text:p text:style-name="P6"/>
      <text:p text:style-name="P3">Mario celebrated one of is friend's birthday in the downtown, he want<text:span text:style-name="T2">ed</text:span> to go home and decide<text:span text:style-name="T2">d</text:span> to call a taxi using the application MyTaxiService. He open<text:span text:style-name="T2">ed</text:span> the application and fill<text:span text:style-name="T2">ed</text:span> <text:span text:style-name="T2">the following</text:span> form :</text:p>
      <text:p text:style-name="P3">- the location from where he wants to be pick up : his current location</text:p>
      <text:p text:style-name="P3">- the destination location : his home address</text:p>
      <text:p text:style-name="P3">- when he wants this ride : now</text:p>
      <text:p text:style-name="P3">- for how many people he orders the ride : 1</text:p>
      <text:p text:style-name="P3">- if he wants to share the ride : no</text:p>
      <text:p text:style-name="P5">He received a sum up of his request with the price of the ride and validated it.</text:p>
      <text:p text:style-name="P3"/>
      <text:p text:style-name="P4">The application save<text:span text:style-name="T2">d</text:span> the request and ask<text:span text:style-name="T2">ed</text:span> the taxi driver 1256, <text:span text:style-name="T2">who was</text:span> the first <text:span text:style-name="T2">in</text:span> the queue related to the area from <text:span text:style-name="T2">where </text:span>the ride starts, if he want<text:span text:style-name="T2">ed</text:span> to <text:span text:style-name="T2">take care of</text:span> this ride.</text:p>
      <text:p text:style-name="P4">Unfortunately, the taxi driver d<text:span text:style-name="T2">idn</text:span>'t want to <text:span text:style-name="T2">take care of</text:span> this <text:span text:style-name="T2">ride</text:span>, he send a negative answer to the application.</text:p>
      <text:p text:style-name="P4">Then, the application put the taxi driver 1256 at the end of the queue and ask<text:span text:style-name="T2">ed</text:span> the taxi driver 230, wh<text:span text:style-name="T2">o</text:span> was the second <text:span text:style-name="T2">in </text:span>the queue, for the same request. </text:p>
      <text:p text:style-name="P5">This time, the taxi driver accepted the request. Thus, the application changed the status of this taxi driver to unavailable and put him out of the queue.</text:p>
      <text:p text:style-name="P5"/>
      <text:p text:style-name="P5">Finally, Mario received a positive answer from the application and the taxi driver 230 came to pick him around 10 minutes later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2:15:00.766845711</meta:creation-date>
    <dc:date>2015-10-28T02:48:22.004658222</dc:date>
    <dc:creator>Alexis Rougnant</dc:creator>
    <meta:editing-duration>PT14M41S</meta:editing-duration>
    <meta:editing-cycles>1</meta:editing-cycles>
    <meta:document-statistic meta:table-count="0" meta:image-count="0" meta:object-count="0" meta:page-count="1" meta:paragraph-count="14" meta:word-count="247" meta:character-count="1292" meta:non-whitespace-character-count="1058"/>
    <meta:generator>LibreOffice/4.2.8.2$Linux_X86_64 LibreOffice_project/420m0$Build-2</meta:generator>
  </office:meta>
</office:document-meta>
</file>